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Version5"/>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4" style:family="table">
      <style:table-properties style:width="5.2451in" fo:margin-left="-0.0576in" table:align="left" style:writing-mode="lr-tb"/>
    </style:style>
    <style:style style:name="Table4.A" style:family="table-column">
      <style:table-column-properties style:column-width="2.2111in"/>
    </style:style>
    <style:style style:name="Table4.B" style:family="table-column">
      <style:table-column-properties style:column-width="2.2118in"/>
    </style:style>
    <style:style style:name="Table4.C" style:family="table-column">
      <style:table-column-properties style:column-width="0.8222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6.15in" fo:margin-left="-0.075in" table:align="left" style:writing-mode="lr-tb"/>
    </style:style>
    <style:style style:name="Table5.A" style:family="table-column">
      <style:table-column-properties style:column-width="1.6375in"/>
    </style:style>
    <style:style style:name="Table5.B" style:family="table-column">
      <style:table-column-properties style:column-width="4.5125in"/>
    </style:style>
    <style:style style:name="Table5.1" style:family="table-row">
      <style:table-row-properties style:keep-together="false" fo:keep-together="always"/>
    </style:style>
    <style:style style:name="Table5.A1" style:family="table-cell">
      <style:table-cell-properties style:vertical-align="top" fo:padding-left="0.075in" fo:padding-right="0.075in" fo:padding-top="0in" fo:padding-bottom="0in" fo:border="none" style:writing-mode="lr-tb"/>
    </style:style>
    <style:style style:name="Table5.4" style:family="table-row">
      <style:table-row-properties style:keep-together="true" fo:keep-together="auto"/>
    </style:style>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Text_20_body_20_indent">
      <style:paragraph-properties style:snap-to-layout-grid="false"/>
    </style:style>
    <style:style style:name="P7" style:family="paragraph" style:parent-style-name="Text_20_body_20_indent">
      <style:paragraph-properties style:snap-to-layout-grid="false"/>
      <style:text-properties fo:font-weight="bold" style:font-weight-asian="bold"/>
    </style:style>
    <style:style style:name="P8" style:family="paragraph" style:parent-style-name="Contents_20_3">
      <style:paragraph-properties>
        <style:tab-stops>
          <style:tab-stop style:position="6.5in" style:type="right" style:leader-style="dotted" style:leader-text="."/>
        </style:tab-stops>
      </style:paragraph-properties>
    </style:style>
    <style:style style:name="P9" style:family="paragraph" style:parent-style-name="Contents_20_2">
      <style:paragraph-properties>
        <style:tab-stops>
          <style:tab-stop style:position="6.5in" style:type="right" style:leader-style="dotted" style:leader-text="."/>
        </style:tab-stops>
      </style:paragraph-properties>
    </style:style>
    <style:style style:name="P10" style:family="paragraph" style:parent-style-name="Contents_20_1">
      <style:paragraph-properties>
        <style:tab-stops>
          <style:tab-stop style:position="6.5in" style:type="right" style:leader-style="dotted" style:leader-text="."/>
        </style:tab-stops>
      </style:paragraph-properties>
    </style:style>
    <style:style style:name="P11" style:family="paragraph" style:parent-style-name="Contents_20_Heading" style:master-page-name="Standard">
      <style:paragraph-properties style:page-number="auto"/>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style:font-name="ZWAdobeF" fo:font-size="1pt" style:font-size-asian="1pt" style:font-name-complex="ZWAdobeF" style:font-size-complex="1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ternet_20_link"/>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ternet_20_link"/>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ternet_20_link"/>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ternet_20_link"/>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ternet_20_link"/>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ternet_20_link"/>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ternet_20_link"/>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ternet_20_link"/>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ternet_20_link"/>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10"><text:a xlink:type="simple" xlink:href="#1.Pion Reactors |outline" text:style-name="Internet_20_link" text:visited-style-name="Internet_20_link">Pion Reactors <text:tab/></text:a><text:a xlink:type="simple" xlink:href="#1.Pion Reactors |outline" text:style-name="Internet_20_link" text:visited-style-name="Internet_20_link">2</text:a></text:p>
          <text:h text:style-name="P9" text:outline-level="2"><text:a xlink:type="simple" xlink:href="#Important Notes About Reactors|outline" text:style-name="Internet_20_link" text:visited-style-name="Internet_20_link">Important Notes About Reactors<text:tab/></text:a><text:a xlink:type="simple" xlink:href="#Important Notes About Reactors|outline" text:style-name="Internet_20_link" text:visited-style-name="Internet_20_link">5</text:a></text:h>
          <text:p text:style-name="P8"><text:a xlink:type="simple" xlink:href="#Database, Table, and Column Naming Conventions|outline" text:style-name="Internet_20_link" text:visited-style-name="Internet_20_link">Database, Table, and Column Naming Conventions<text:tab/></text:a><text:a xlink:type="simple" xlink:href="#Database, Table, and Column Naming Conventions|outline" text:style-name="Internet_20_link" text:visited-style-name="Internet_20_link">5</text:a></text:p>
          <text:p text:style-name="P8"><text:a xlink:type="simple" xlink:href="#Comparisons|outline" text:style-name="Internet_20_link" text:visited-style-name="Internet_20_link">Comparisons<text:tab/></text:a><text:a xlink:type="simple" xlink:href="#Comparisons|outline" text:style-name="Internet_20_link" text:visited-style-name="Internet_20_link">5</text:a></text:p>
          <text:p text:style-name="P8"><text:a xlink:type="simple" xlink:href="#Reactor Input and Output Connections |outline" text:style-name="Internet_20_link" text:visited-style-name="Internet_20_link">Reactor Input and Output Connections <text:tab/></text:a><text:a xlink:type="simple" xlink:href="#Reactor Input and Output Connections |outline" text:style-name="Internet_20_link" text:visited-style-name="Internet_20_link">6</text:a></text:p>
        </text:index-body>
      </text:table-of-content>
      <text:h text:style-name="Heading_20_1" text:outline-level="1"><text:bookmark-start text:name="Chap_Appendix_B_Basic_Chain_Reaction_for"/><text:bookmark-start text:name="__RefHeading__43133664"/>Pion Reactors <text:bookmark-end text:name="Chap_Appendix_B_Basic_Chain_Reaction_for"/><text:bookmark-end text:name="__RefHeading__43133664"/></text:h>
      <text:p text:style-name="Text_20_body_20_indent">This following sections of this document contain notes and other useful information about Pion reactors.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Reactor Type</text:p>
          </table:table-cell>
          <table:table-cell table:style-name="Table4.A1" office:value-type="string">
            <text:p text:style-name="P7">Reactor Name</text:p>
          </table:table-cell>
          <table:table-cell table:style-name="Table4.A1" office:value-type="string">
            <text:p text:style-name="P7">See Page</text:p>
          </table:table-cell>
        </table:table-row>
        <table:table-row table:style-name="Table4.1">
          <table:table-cell table:style-name="Table4.A1" table:number-rows-spanned="2" office:value-type="string">
            <text:p text:style-name="P6">Collection</text:p>
          </table:table-cell>
          <table:table-cell table:style-name="Table4.A1" office:value-type="string">
            <text:p text:style-name="P6">Log File Input Reactor</text:p>
          </table:table-cell>
          <table:table-cell table:style-name="Table4.A1" office:value-type="string">
            <text:p text:style-name="P6"><text:span text:style-name="T4">X</text:span><text:bookmark-ref text:reference-format="page" text:ref-name="Notes_on_Log_Input_Reactor">Error: Reference source not found</text:bookmark-ref></text:p>
          </table:table-cell>
        </table:table-row>
        <table:table-row table:style-name="Table4.1">
          <table:covered-table-cell/>
          <table:table-cell table:style-name="Table4.A1" office:value-type="string">
            <text:p text:style-name="P6">Sniffer Reactor</text:p>
          </table:table-cell>
          <table:table-cell table:style-name="Table4.A1" office:value-type="string">
            <text:p text:style-name="P6"><text:span text:style-name="T4">X</text:span><text:bookmark-ref text:reference-format="page" text:ref-name="Notes_on_Sniffer_Reactor">Error: Reference source not found</text:bookmark-ref></text:p>
          </table:table-cell>
        </table:table-row>
        <table:table-row table:style-name="Table4.1">
          <table:table-cell table:style-name="Table4.A1" table:number-rows-spanned="10" office:value-type="string">
            <text:p text:style-name="P6">Processing/Transform</text:p>
          </table:table-cell>
          <table:table-cell table:style-name="Table4.A1" office:value-type="string">
            <text:p text:style-name="P6">Aggregate Reactor</text:p>
          </table:table-cell>
          <table:table-cell table:style-name="Table4.A1" office:value-type="string">
            <text:p text:style-name="P6"><text:span text:style-name="T4">X</text:span><text:bookmark-ref text:reference-format="page" text:ref-name="Notes_on_Processing_Reactors">Error: Reference source not found</text:bookmark-ref></text:p>
          </table:table-cell>
        </table:table-row>
        <table:table-row table:style-name="Table4.1">
          <table:covered-table-cell/>
          <table:table-cell table:style-name="Table4.A1" office:value-type="string">
            <text:p text:style-name="P6">Clickstream Reactor</text:p>
          </table:table-cell>
          <table:table-cell table:style-name="Table4.A1" office:value-type="string">
            <text:p text:style-name="P6"><text:span text:style-name="T4">X</text:span><text:bookmark-ref text:reference-format="page" text:ref-name="Notes_on_Clickstream_Reactor">Error: Reference source not found</text:bookmark-ref></text:p>
          </table:table-cell>
        </table:table-row>
        <table:table-row table:style-name="Table4.1">
          <table:covered-table-cell/>
          <table:table-cell table:style-name="Table4.A1" office:value-type="string">
            <text:p text:style-name="P6">Content Hash Reactor</text:p>
          </table:table-cell>
          <table:table-cell table:style-name="Table4.A1" office:value-type="string">
            <text:p text:style-name="P6"><text:span text:style-name="T4">X</text:span><text:bookmark-ref text:reference-format="page" text:ref-name="_Ref232549827">Error: Reference source not found</text:bookmark-ref></text:p>
          </table:table-cell>
        </table:table-row>
        <table:table-row table:style-name="Table4.1">
          <table:covered-table-cell/>
          <table:table-cell table:style-name="Table4.A1" office:value-type="string">
            <text:p text:style-name="P6">Filter Reactor</text:p>
          </table:table-cell>
          <table:table-cell table:style-name="Table4.A1" office:value-type="string">
            <text:p text:style-name="P6"><text:span text:style-name="T4">X</text:span><text:bookmark-ref text:reference-format="page" text:ref-name="_Ref232545827">Error: Reference source not found</text:bookmark-ref></text:p>
          </table:table-cell>
        </table:table-row>
        <table:table-row table:style-name="Table4.1">
          <table:covered-table-cell/>
          <table:table-cell table:style-name="Table4.A1" office:value-type="string">
            <text:p text:style-name="P6">Fission Reactor</text:p>
          </table:table-cell>
          <table:table-cell table:style-name="Table4.A1" office:value-type="string">
            <text:p text:style-name="P6"><text:span text:style-name="T4">X</text:span><text:bookmark-ref text:reference-format="page" text:ref-name="_Ref232545844">Error: Reference source not found</text:bookmark-ref></text:p>
          </table:table-cell>
        </table:table-row>
        <table:table-row table:style-name="Table4.1">
          <table:covered-table-cell/>
          <table:table-cell table:style-name="Table4.A1" office:value-type="string">
            <text:p text:style-name="P6">Python Reactor</text:p>
          </table:table-cell>
          <table:table-cell table:style-name="Table4.A1" office:value-type="string">
            <text:p text:style-name="P6"><text:bookmark-ref text:reference-format="page" text:ref-name="Reactor_Python">Error: Reference source not found</text:bookmark-ref></text:p>
          </table:table-cell>
        </table:table-row>
        <table:table-row table:style-name="Table4.1">
          <table:covered-table-cell/>
          <table:table-cell table:style-name="Table4.A1" office:value-type="string">
            <text:p text:style-name="P6">Script Reactor</text:p>
          </table:table-cell>
          <table:table-cell table:style-name="Table4.A1" office:value-type="string">
            <text:p text:style-name="P6"><text:span text:style-name="T4">X</text:span><text:bookmark-ref text:reference-format="page" text:ref-name="_Ref232545862">Error: Reference source not found</text:bookmark-ref></text:p>
          </table:table-cell>
        </table:table-row>
        <table:table-row table:style-name="Table4.1">
          <table:covered-table-cell/>
          <table:table-cell table:style-name="Table4.A1" office:value-type="string">
            <text:p text:style-name="P6">Session Filter Reactor</text:p>
          </table:table-cell>
          <table:table-cell table:style-name="Table4.A1" office:value-type="string">
            <text:p text:style-name="P6"><text:span text:style-name="T4">X</text:span><text:bookmark-ref text:reference-format="page" text:ref-name="Notes_on_Script_Reactor">Error: Reference source not found</text:bookmark-ref></text:p>
          </table:table-cell>
        </table:table-row>
        <table:table-row table:style-name="Table4.1">
          <table:covered-table-cell/>
          <table:table-cell table:style-name="Table4.A1" office:value-type="string">
            <text:p text:style-name="P6">SQL Reactor</text:p>
          </table:table-cell>
          <table:table-cell table:style-name="Table4.A1" office:value-type="string">
            <text:p text:style-name="P6"><text:span text:style-name="T4">X</text:span><text:bookmark-ref text:reference-format="page" text:ref-name="Notes_on_Session_Filter_Reactor">Error: Reference source not found</text:bookmark-ref></text:p>
          </table:table-cell>
        </table:table-row>
        <table:table-row table:style-name="Table4.1">
          <table:covered-table-cell/>
          <table:table-cell table:style-name="Table4.A1" office:value-type="string">
            <text:p text:style-name="P6">Transform Reactor</text:p>
          </table:table-cell>
          <table:table-cell table:style-name="Table4.A1" office:value-type="string">
            <text:p text:style-name="P6"><text:span text:style-name="T4">X</text:span><text:bookmark-ref text:reference-format="page" text:ref-name="_Ref232546183">Error: Reference source not found</text:bookmark-ref></text:p>
          </table:table-cell>
        </table:table-row>
        <table:table-row table:style-name="Table4.1">
          <table:table-cell table:style-name="Table4.A1" table:number-rows-spanned="5" office:value-type="string">
            <text:p text:style-name="P6">Storage </text:p>
          </table:table-cell>
          <table:table-cell table:style-name="Table4.A1" office:value-type="string">
            <text:p text:style-name="P6">Database Output Reactor</text:p>
          </table:table-cell>
          <table:table-cell table:style-name="Table4.A1" office:value-type="string">
            <text:p text:style-name="P6"><text:span text:style-name="T4">X</text:span><text:bookmark-ref text:reference-format="page" text:ref-name="_Ref232545698">Error: Reference source not found</text:bookmark-ref></text:p>
          </table:table-cell>
        </table:table-row>
        <table:table-row table:style-name="Table4.1">
          <table:covered-table-cell/>
          <table:table-cell table:style-name="Table4.A1" office:value-type="string">
            <text:p text:style-name="P6">Google Analytics Reactor</text:p>
          </table:table-cell>
          <table:table-cell table:style-name="Table4.A1" office:value-type="string">
            <text:p text:style-name="P6"><text:span text:style-name="T4">X</text:span><text:bookmark-ref text:reference-format="page" text:ref-name="_Ref232545739">Error: Reference source not found</text:bookmark-ref></text:p>
          </table:table-cell>
        </table:table-row>
        <table:table-row table:style-name="Table4.1">
          <table:covered-table-cell/>
          <table:table-cell table:style-name="Table4.A1" office:value-type="string">
            <text:p text:style-name="P6">Log Output Reactor</text:p>
          </table:table-cell>
          <table:table-cell table:style-name="Table4.A1" office:value-type="string">
            <text:p text:style-name="P6"><text:span text:style-name="T4">X</text:span><text:bookmark-ref text:reference-format="page" text:ref-name="_Ref232545758">Error: Reference source not found</text:bookmark-ref></text:p>
          </table:table-cell>
        </table:table-row>
        <table:table-row table:style-name="Table4.1">
          <table:covered-table-cell/>
          <table:table-cell table:style-name="Table4.A1" office:value-type="string">
            <text:p text:style-name="P6">Multi Database Reactor</text:p>
          </table:table-cell>
          <table:table-cell table:style-name="Table4.A1" office:value-type="string">
            <text:p text:style-name="P6"><text:span text:style-name="T4">X</text:span><text:bookmark-ref text:reference-format="page" text:ref-name="_Ref235947492">Error: Reference source not found</text:bookmark-ref></text:p>
          </table:table-cell>
        </table:table-row>
        <table:table-row table:style-name="Table4.1">
          <table:covered-table-cell/>
          <table:table-cell table:style-name="Table4.A1" office:value-type="string">
            <text:p text:style-name="P6">Omniture Analytics Reactor</text:p>
          </table:table-cell>
          <table:table-cell table:style-name="Table4.A1" office:value-type="string">
            <text:p text:style-name="P6"><text:span text:style-name="T4">X</text:span><text:bookmark-ref text:reference-format="page" text:ref-name="_Ref235947539">Error: Reference source not found</text:bookmark-ref></text:p>
          </table:table-cell>
        </table:table-row>
      </table:table>
      <text:p text:style-name="Text_20_body_20_indent"/>
      <text:h text:style-name="Heading_20_2" text:outline-level="2">Important Notes About Reactors</text:h>
      <text:p text:style-name="Text_20_body_20_indent">This section contains important information common to Pion and/or reactors, including naming conventions and other usage-related conventions, limits, and practices. </text:p>
      <text:h text:style-name="Heading_20_3" text:outline-level="3">Database, Table, and Column Naming Conventions</text:h>
      <text:p text:style-name="Text_20_body_20_indent">Naming rules in Pion are a bit more restrictive than some databases, for example SQLite or Oracle. This is because Pion tries to support all databases. Because Pion’s naming rules result in names that are the ‘lowest common denominator,’ any name that is valid in Pion should work in any database. </text:p>
      <text:p text:style-name="Text_20_body_20_indent"><text:soft-page-break/>In Pion, database, table, and column names must conform to SQL92 compliant database rules, meaning that these names must:</text:p>
      <text:list xml:id="list539212376" text:style-name="Numbering_20_1">
        <text:list-item text:start-value="1">
          <text:p text:style-name="Numbered_20_List_20_Indented_20_1">Start with a letter (a-z or A-Z)</text:p>
        </text:list-item>
        <text:list-item>
          <text:p text:style-name="Numbered_20_List_20_Indented_20_1">Contain only letters (a-z or A-Z), numbers (0-9) and the underscore character (_)</text:p>
        </text:list-item>
        <text:list-item>
          <text:p text:style-name="Numbered_20_List_20_Indented_20_1">Contain less than 32 characters</text:p>
        </text:list-item>
      </text:list>
      <text:p text:style-name="Text_20_body_20_indent"><text:span text:style-name="T3">Note</text:span>: While Pion Term names may contain dashes (-), periods(.), or the pound/hash sign (#) those characters are not allowed in database column names. </text:p>
      <text:p text:style-name="Text_20_body_20_indent"/>
      <text:h text:style-name="Heading_20_3" text:outline-level="3"><text:bookmark-start text:name="_Ref236633187"/><text:bookmark-start text:name="Comparisons"/>Comparisons<text:bookmark-end text:name="_Ref236633187"/><text:bookmark-end text:name="Comparisons"/></text:h>
      <text:p text:style-name="Text_20_body_20_indent">Comparisons are used in the following reactors: Aggregate Reactor, Clickstream Reactor, Database Output Reactor, Filter Reactor, Fission Reactor, Session Filter Reactor, and SQL Reactor.</text:p>
      <text:p text:style-name="Text_20_body_20_indent">Comparisons are used as filters, and a series of comparisons is called a filtering rule chain. The following applies to everywhere a series of comparisons is used. Ultimately, the goal of comparisons is to take an event coming into the reactor and get a Boolean (TRUE or FALSE) result.</text:p>
      <text:p text:style-name="Text_20_body_20_indent">What the result of any given comparison means is different for each reactor and use case, but the configuration (and the code it uses on the back end) is common: </text:p>
      <text:p text:style-name="Text_20_body_20_indent">Each row in the table can be referred to as a "Comparison." The order of comparisons <text:span text:style-name="T3">is</text:span> significant because comparisons are processed sequentially. </text:p>
      <text:p text:style-name="Text_20_body_20_indent">Each Comparison has: <text:span text:style-name="T3">Term</text:span>, <text:span text:style-name="T3">Comparison</text:span> (type), <text:span text:style-name="T3">Value</text:span>, and matching criteria (<text:span text:style-name="T3">Match All</text:span> and <text:span text:style-name="T3">Match All Comparisons</text:span>).</text:p>
      <text:list xml:id="list1652366792" text:style-name="WW8Num19">
        <text:list-item>
          <text:p text:style-name="Unordered_20_Indented_20_1"><text:span text:style-name="T3">Term</text:span>, defines the value of the term to be used for the comparison logic. </text:p>
        </text:list-item>
        <text:list-item>
          <text:p text:style-name="Unordered_20_Indented_20_1"><text:span text:style-name="T3">Comparison</text:span> (type), specifies the type of comparison to perform (greater than, less than, matches, regular expression, etc.). </text:p>
        </text:list-item>
      </text:list>
      <text:p text:style-name="Unordered_20_Indented_20_1_20_Text">Note that the selections available for comparison change depending on the data type of the selected term. If you select a string for example, you cannot choose "less than" and if you select an integer, you cannot execute a regular expression match. </text:p>
      <text:list xml:id="list1470671909" text:continue-numbering="true" text:style-name="WW8Num19">
        <text:list-item>
          <text:p text:style-name="Unordered_20_Indented_20_1"><text:span text:style-name="T3">Value</text:span>, specifies a value to be compared against the value of the selected term. </text:p>
        </text:list-item>
      </text:list>
      <text:p text:style-name="Unordered_20_Indented_20_1_20_Text">For example, if you want only events whose term value is greater than 10 (numeric term type), you would select the Term (in the first column), the value "greater than" (in the second column), and a value of "10" (in the third column). </text:p>
      <text:p text:style-name="Text_20_body_20_indent">Matching criteria specify which of the defined comparison conditions must actually match in order to pass the filter. </text:p>
      <text:list xml:id="list1278359430" text:continue-numbering="true" text:style-name="WW8Num19">
        <text:list-item>
          <text:p text:style-name="Unordered_20_Indented_20_1"><text:span text:style-name="T3">Match All</text:span>, when filled, and if the term has multiple values (a very rare occurrence), then all values of the term must match for the Comparison to match. If empty (not filled), then only one value of the term must match for the Comparison to match. </text:p>
        </text:list-item>
        <text:list-item>
          <text:p text:style-name="Unordered_20_Indented_20_1"><text:soft-page-break/><text:span text:style-name="T3">Match All Comparisons</text:span> (check box), when filled, <text:span text:style-name="T3">all</text:span> Comparisons much match for the result of the rule chain to be TRUE. If empty (not filled), then <text:span text:style-name="T3">any</text:span> Comparison must match for the result to be TRUE. In all cases, if no Comparisons match (and at least one Comparison has been defined), then the result will be FALSE.</text:p>
        </text:list-item>
      </text:list>
      <text:p text:style-name="Text_20_body_20_indent"/>
      <text:h text:style-name="Heading_20_3" text:outline-level="3"><text:bookmark-start text:name="_Ref236727349"/><text:bookmark-start text:name="Connections"/>Reactor Input and Output Connections<text:bookmark-end text:name="_Ref236727349"/><text:bookmark-end text:name="Connections"/> </text:h>
      <text:p text:style-name="Text_20_body_20_indent">Using Pion’s graphical interface (the workspace), you can easily connect reactors using the "Connect Reactors" tool. </text:p>
      <text:p text:style-name="Text_20_body_20_indent">To delete a connection, you can either:</text:p>
      <text:list xml:id="list960246924" text:continue-numbering="true" text:style-name="WW8Num19">
        <text:list-item>
          <text:p text:style-name="Unordered_20_Indented_20_1">Move your mouse over a connection between two reactors on the Reactors workspace. The connection will be highlighted in yellow. If you then left-click on the connector, a dialog appears, asking if you want to delete the connection. <text:s/></text:p>
        </text:list-item>
        <text:list-item>
          <text:p text:style-name="Unordered_20_Indented_20_1">Access the reactor’s configuration dialog (double-click on the reactor), and delete the connection from the reactor’s "Connections" section. When two reactors are connected, the connection can be deleted from either end of the connection.</text:p>
        </text:list-item>
      </text:list>
      <text:p text:style-name="Text_20_body_20_indent">Every reactor has a Connections section which describes the connections to and from the reactor. Depending on the reactor:</text:p>
      <text:list xml:id="list1159707388" text:continue-numbering="true" text:style-name="WW8Num19">
        <text:list-item>
          <text:p text:style-name="Unordered_20_Indented_20_1">Input connections describe the connection by which streams of events <text:span text:style-name="T3">flow into</text:span> this reactor (how events are captured). </text:p>
        </text:list-item>
        <text:list-item>
          <text:p text:style-name="Unordered_20_Indented_20_1">Output connections describe the connection by which streams of events <text:span text:style-name="T3">flow</text:span> <text:span text:style-name="T3">from</text:span> this reactor after being captured or processed. </text:p>
        </text:list-item>
      </text:list>
      <text:p text:style-name="Text_20_body_20_indent">There may be zero or more (any number) of each of type of connection. In the case of a Filter Reactor for example, events flow into the reactor from Input Connections. After processing, events that have met the Comparison rules are delivered to the other reactors, as described in the Output Connections, while events that do not meet the rules are dropped.</text:p>
      <text:p text:style-name="Text_20_body_20_indent">Typically, collection reactors do not have input connections, unless they are feeds, and storage reactors do not typically have output connections, unless they are feeds to other reactors which allow events to simply “pass through” the reactor.</text:p>
      <table:table table:name="Table5" table:style-name="Table5">
        <table:table-column table:style-name="Table5.A"/>
        <table:table-column table:style-name="Table5.B"/>
        <table:table-header-rows>
          <table:table-row table:style-name="Table5.1">
            <table:table-cell table:style-name="Table5.A1" office:value-type="string">
              <text:p text:style-name="P7">Field</text:p>
            </table:table-cell>
            <table:table-cell table:style-name="Table5.A1" office:value-type="string">
              <text:p text:style-name="P7">Description</text:p>
            </table:table-cell>
          </table:table-row>
        </table:table-header-rows>
        <table:table-row table:style-name="Table5.1">
          <table:table-cell table:style-name="Table5.A1" office:value-type="string">
            <text:p text:style-name="P6">From </text:p>
          </table:table-cell>
          <table:table-cell table:style-name="Table5.A1" office:value-type="string">
            <text:p text:style-name="P6">The name of the reactor from which this reactor gets data (events). </text:p>
          </table:table-cell>
        </table:table-row>
        <table:table-row table:style-name="Table5.1">
          <table:table-cell table:style-name="Table5.A1" office:value-type="string">
            <text:p text:style-name="P6">Connection ID</text:p>
          </table:table-cell>
          <table:table-cell table:style-name="Table5.A1" office:value-type="string">
            <text:p text:style-name="P6">The identifier of the connection between this reactor and the reactor receiving the data.</text:p>
          </table:table-cell>
        </table:table-row>
        <table:table-row table:style-name="Table5.4">
          <table:table-cell table:style-name="Table5.A1" office:value-type="string">
            <text:p text:style-name="P6">To</text:p>
          </table:table-cell>
          <table:table-cell table:style-name="Table5.A1" office:value-type="string">
            <text:p text:style-name="P6">The name of the reactor to which this reactor passes data (events). </text:p>
          </table:table-cell>
        </table:table-row>
        <table:table-row table:style-name="Table5.4">
          <table:table-cell table:style-name="Table5.A1" office:value-type="string">
            <text:p text:style-name="P6">Connection ID</text:p>
          </table:table-cell>
          <table:table-cell table:style-name="Table5.A1" office:value-type="string">
            <text:p text:style-name="P6">The identifier of the connection between this reactor and the reactor which receives the data.</text:p>
          </table:table-cell>
        </table:table-row>
      </table:table>
      <text:p text:style-name="Text_20_body_20_indent">To delete a connection, click on the “x” at the end of the row describing that connection.</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1665in" fo:margin-bottom="0.0417in" fo:text-indent="0in" style:auto-text-indent="false" style:shadow="non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default-outline-level="3"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parent-style-name="Heading_20_2"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Numbered_20_Indented_20_1" style:display-name="Numbered Indented 1" style:family="paragraph" style:parent-style-name="Unordered_20_Indented_20_1"/>
    <style:style style:name="Numbered" style:family="paragraph" style:parent-style-name="Text_20_body_20_indent"/>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text:span text:style-name="MT1">Atomic Labs</text:span></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10T13:22:21</dc:date>
    <meta:print-date>2009-12-22T07:51:27</meta:print-date>
    <meta:editing-cycles>143</meta:editing-cycles>
    <meta:editing-duration>PT419H03M00S</meta:editing-duration>
    <meta:generator>OpenOffice.org/3.1$Linux OpenOffice.org_project/310m11$Build-9399</meta:generator>
    <meta:document-statistic meta:table-count="2" meta:image-count="0" meta:object-count="0" meta:page-count="6" meta:paragraph-count="101" meta:word-count="1091" meta:character-count="6801"/>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Automatically saved version" VL:creator="Richard Koolkin" dc:date-time="2010-02-08T00:48:56"/>
  <VL:version-entry VL:title="Version2" VL:comment="Automatically saved version" VL:creator="Richard Koolkin" dc:date-time="2010-02-08T00:50:26"/>
  <VL:version-entry VL:title="Version3" VL:comment="Automatically saved version" VL:creator="Richard Koolkin" dc:date-time="2010-02-08T01:33:39"/>
  <VL:version-entry VL:title="Version4" VL:comment="Automatically saved version" VL:creator="Richard Koolkin" dc:date-time="2010-02-08T01:52:09"/>
  <VL:version-entry VL:title="Version5" VL:comment="Automatically saved version" VL:creator="Richard Koolkin" dc:date-time="2010-02-08T02:01:00"/>
</VL:version-list>
</file>